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  <table:table-cell office:value-type="string" calcext:value-type="string">
            <text:p>LSTM/BILST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_epoch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dient_thrsh</text:p>
          </table:table-cell>
          <table:table-cell office:value-type="string" calcext:value-type="string">
            <text:p>1/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string" calcext:value-type="string">
            <text:p>3*n_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6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"/>
          <table:table-cell office:value-type="string" calcext:value-type="string">
            <text:p>n_features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2"/>
          <table:table-cell office:value-type="string" calcext:value-type="string">
            <text:p>n_train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2"/>
          <table:table-cell office:value-type="string" calcext:value-type="string">
            <text:p>n_test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office:value-type="string" calcext:value-type="string">
            <text:p>n_classes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string" calcext:value-type="string">
            <text:p>min_length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string" calcext:value-type="string">
            <text:p>max_length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2"/>
          <table:table-cell office:value-type="string" calcext:value-type="string">
            <text:p>avg_length</text:p>
          </table:table-cell>
          <table:table-cell office:value-type="float" office:value="39.95" calcext:value-type="float">
            <text:p>39,95</text:p>
          </table:table-cell>
          <table:table-cell office:value-type="float" office:value="38.54" calcext:value-type="float">
            <text:p>38,54</text:p>
          </table:table-cell>
          <table:table-cell office:value-type="float" office:value="41.26" calcext:value-type="float">
            <text:p>41,26</text:p>
          </table:table-cell>
          <table:table-cell office:value-type="float" office:value="18.68" calcext:value-type="float">
            <text:p>18,68</text:p>
          </table:table-cell>
          <table:table-cell office:value-type="float" office:value="117.83" calcext:value-type="float">
            <text:p>117,83</text:p>
          </table:table-cell>
          <table:table-cell office:value-type="float" office:value="67.71" calcext:value-type="float">
            <text:p>67,71</text:p>
          </table:table-cell>
          <table:table-cell office:value-type="float" office:value="29.47" calcext:value-type="float">
            <text:p>29,47</text:p>
          </table:table-cell>
          <table:table-cell office:value-type="float" office:value="224.49" calcext:value-type="float">
            <text:p>224,4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table table:name="Arkusz3" table:style-name="ta1">
        <table:shapes>
          <draw:frame draw:z-index="0" draw:style-name="gr1" draw:text-style-name="P1" svg:width="26.429cm" svg:height="14.875cm" svg:x="12.583cm" svg:y="14.822cm">
            <draw:object draw:notify-on-update-of-ranges="Arkusz3.A1:Arkusz3.A2 Arkusz3.H27:Arkusz3.O27 Arkusz3.G28:Arkusz3.G28 Arkusz3.H28:Arkusz3.O28 Arkusz3.G28:Arkusz3.G28 Arkusz3.G31:Arkusz3.G31 Arkusz3.H31:Arkusz3.O31 Arkusz3.G31:Arkusz3.G31 Arkusz3.G32:Arkusz3.G32 Arkusz3.H32:Arkusz3.O32 Arkusz3.G32:Arkusz3.G32 Arkusz3.G30:Arkusz3.G30 Arkusz3.H30:Arkusz3.O30 Arkusz3.G30:Arkusz3.G30 Arkusz3.G29:Arkusz3.G29 Arkusz3.H29:Arkusz3.O2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3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2"/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8393" calcext:value-type="float">
            <text:p>0,8393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8047" calcext:value-type="float">
            <text:p>0,8047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5333" calcext:value-type="float">
            <text:p>0,5333</text:p>
          </table:table-cell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2"/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9481" calcext:value-type="float">
            <text:p>0,9481</text:p>
          </table:table-cell>
          <table:table-cell office:value-type="float" office:value="0.814" calcext:value-type="float">
            <text:p>0,81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5542" calcext:value-type="float">
            <text:p>0,5542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2"/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7125" calcext:value-type="float">
            <text:p>0,71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  <table:table-cell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/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  <table:table-cell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/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6509" calcext:value-type="float">
            <text:p>0,6509</text:p>
          </table:table-cell>
          <table:table-cell office:value-type="float" office:value="0.9111" calcext:value-type="float">
            <text:p>0,9111</text:p>
          </table:table-cell>
          <table:table-cell office:value-type="float" office:value="0.7721" calcext:value-type="float">
            <text:p>0,7721</text:p>
          </table:table-cell>
          <table:table-cell office:value-type="float" office:value="0.5556" calcext:value-type="float">
            <text:p>0,5556</text:p>
          </table:table-cell>
          <table:table-cell office:value-type="float" office:value="0.5292" calcext:value-type="float">
            <text:p>0,5292</text:p>
          </table:table-cell>
          <table:table-cell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899" calcext:value-type="float">
            <text:p>0,899</text:p>
          </table:table-cell>
          <table:table-cell office:value-type="float" office:value="0.6125" calcext:value-type="float">
            <text:p>0,61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7611" calcext:value-type="float">
            <text:p>0,7611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5259" calcext:value-type="float">
            <text:p>0,5259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7475" calcext:value-type="float">
            <text:p>0,7475</text:p>
          </table:table-cell>
          <table:table-cell office:value-type="float" office:value="0.6792" calcext:value-type="float">
            <text:p>0,6792</text:p>
          </table:table-cell>
          <table:table-cell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3"/>
          <table:table-cell>
            <draw:frame draw:z-index="1" draw:style-name="gr1" draw:text-style-name="P1" svg:width="26.429cm" svg:height="14.875cm" svg:x="2.231cm" svg:y="0.292cm">
              <draw:object draw:notify-on-update-of-ranges="Arkusz3.G72:Arkusz3.N72 Arkusz3.F73:Arkusz3.F73 Arkusz3.G73:Arkusz3.N73 Arkusz3.F74:Arkusz3.F74 Arkusz3.G74:Arkusz3.N74 Arkusz3.G31:Arkusz3.G31 Arkusz3.F75:Arkusz3.F75 Arkusz3.G75:Arkusz3.N75 Arkusz3.G32:Arkusz3.G32 Arkusz3.F76:Arkusz3.F76 Arkusz3.G76:Arkusz3.N76 Arkusz3.G30:Arkusz3.G30 Arkusz3.F77:Arkusz3.F77 Arkusz3.G77:Arkusz3.N7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</table:table>
      <table:table table:name="Arkusz4" table:style-name="ta1">
        <table:shapes>
          <draw:frame draw:z-index="0" draw:style-name="gr1" draw:text-style-name="P1" svg:width="15.997cm" svg:height="9.005cm" svg:x="13.106cm" svg:y="1.062cm">
            <draw:object draw:notify-on-update-of-ranges="Arkusz4.A1:Arkusz4.A2 Arkusz4.A3:Arkusz4.A21 Arkusz4.C3:Arkusz4.C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.A3:Arkusz4.A21 Arkusz4.D3:Arkusz4.D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.A3:Arkusz4.A21 Arkusz4.D36:Arkusz4.D4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.A3:Arkusz4.A21 Arkusz4.C36:Arkusz4.C4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/>
          <table:table-cell>
            <draw:frame draw:z-index="4" draw:style-name="gr1" draw:text-style-name="P1" svg:width="15.997cm" svg:height="9.005cm" svg:x="2.122cm" svg:y="0.293cm">
              <draw:object draw:notify-on-update-of-ranges="Arkusz4.A3:Arkusz4.A21 Arkusz4.C47:Arkusz4.C51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.A3:Arkusz4.A21 Arkusz4.D47:Arkusz4.D51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/>
          <table:table-cell>
            <draw:frame draw:z-index="6" draw:style-name="gr1" draw:text-style-name="P1" svg:width="15.997cm" svg:height="9.005cm" svg:x="2.203cm" svg:y="0.001cm">
              <draw:object draw:notify-on-update-of-ranges="Arkusz4.A3:Arkusz4.A21 Arkusz4.C14:Arkusz4.C1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.A3:Arkusz4.A21 Arkusz4.D14:Arkusz4.D18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.A3:Arkusz4.A21 Arkusz4.D25:Arkusz4.D2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.A3:Arkusz4.A21 Arkusz4.C25:Arkusz4.C2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0"/>
        </table:table-row>
        <table:table-row table:style-name="ro1" table:number-rows-repeated="16">
          <table:table-cell table:number-columns-repeated="14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.A3:Arkusz4.A21 Arkusz4.C58:Arkusz4.C62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.A3:Arkusz4.A21 Arkusz4.D58:Arkusz4.D6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.A3:Arkusz4.A21 Arkusz4.C69:Arkusz4.C73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.A3:Arkusz4.A21 Arkusz4.D69:Arkusz4.D7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.A3:Arkusz4.A21 Arkusz4.D80:Arkusz4.D8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.A3:Arkusz4.A21 Arkusz4.C80:Arkusz4.C8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8"/>
        </table:table-row>
      </table:table>
      <table:table table:name="Arkusz4_2" table:style-name="ta1">
        <table:shapes>
          <draw:frame draw:z-index="0" draw:style-name="gr1" draw:text-style-name="P1" svg:width="15.997cm" svg:height="9.005cm" svg:x="13.106cm" svg:y="1.062cm">
            <draw:object draw:notify-on-update-of-ranges="Arkusz4_2.A3:Arkusz4_2.A21 Arkusz4_2.C3:Arkusz4_2.C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_2.A3:Arkusz4_2.A21 Arkusz4_2.D3:Arkusz4_2.D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_2.A3:Arkusz4_2.A21 Arkusz4_2.D36:Arkusz4_2.D4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_2.A3:Arkusz4_2.A21 Arkusz4_2.C36:Arkusz4_2.C4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>
            <draw:frame draw:z-index="4" draw:style-name="gr1" draw:text-style-name="P1" svg:width="15.997cm" svg:height="9.005cm" svg:x="2.122cm" svg:y="0.293cm">
              <draw:object draw:notify-on-update-of-ranges="Arkusz4_2.A3:Arkusz4_2.A21 Arkusz4_2.C47:Arkusz4_2.C51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_2.A3:Arkusz4_2.A21 Arkusz4_2.D47:Arkusz4_2.D51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>
            <draw:frame draw:z-index="6" draw:style-name="gr1" draw:text-style-name="P1" svg:width="15.997cm" svg:height="9.005cm" svg:x="2.203cm" svg:y="0.001cm">
              <draw:object draw:notify-on-update-of-ranges="Arkusz4_2.A3:Arkusz4_2.A21 Arkusz4_2.C14:Arkusz4_2.C18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_2.A3:Arkusz4_2.A21 Arkusz4_2.D14:Arkusz4_2.D18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_2.A3:Arkusz4_2.A21 Arkusz4_2.D25:Arkusz4_2.D29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_2.A3:Arkusz4_2.A21 Arkusz4_2.C25:Arkusz4_2.C29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_2.A3:Arkusz4_2.A21 Arkusz4_2.C58:Arkusz4_2.C62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_2.A3:Arkusz4_2.A21 Arkusz4_2.D58:Arkusz4_2.D62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_2.A3:Arkusz4_2.A21 Arkusz4_2.C69:Arkusz4_2.C73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_2.A3:Arkusz4_2.A21 Arkusz4_2.D69:Arkusz4_2.D73"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</table:table-row>
        <table:table-row table:style-name="ro1" table:number-rows-repeated="19">
          <table:table-cell table:number-columns-repeated="14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_2.A3:Arkusz4_2.A21 Arkusz4_2.D80:Arkusz4_2.D84"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_2.A3:Arkusz4_2.A21 Arkusz4_2.C80:Arkusz4_2.C84"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5-02T15:13:25.844908808</dc:date>
    <meta:editing-duration>PT22H56M40S</meta:editing-duration>
    <meta:editing-cycles>19</meta:editing-cycles>
    <meta:document-statistic meta:table-count="5" meta:cell-count="1567" meta:object-count="4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42cm" svg:y="0.316cm" chart:style-name="ch2">
          <text:p>Accuracy(Triplets factor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481cm" svg:y="8.024cm" chart:style-name="ch5">
              <text:p>Triplets factor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18cm" svg:y="0.316cm" chart:style-name="ch2">
          <text:p>Accuracy(Grid size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627cm" svg:y="0.316cm" chart:style-name="ch2">
          <text:p>Accuracy(Filter param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812cm" svg:y="8.024cm" chart:style-name="ch5">
              <text:p>Grid size</text:p>
            </chart:title>
          </chart:axis>
          <chart:axis chart:dimension="y" chart:name="primary-y" chart:style-name="ch6">
            <chart:title svg:x="0.451cm" svg:y="5.476cm" chart:style-name="ch7">
              <text:p>Filter param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5:Arkusz2.Z19 Arkusz2.Z4:Arkusz2.Z4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row-mapping="3 4 2" chart:style-name="ch1">
        <chart:legend chart:legend-position="end" svg:x="23.558cm" svg:y="6.143cm" style:legend-expansion="high" chart:style-name="ch2"/>
        <chart:plot-area chart:style-name="ch3" table:cell-range-address="Arkusz3.A1:Arkusz3.A2 Arkusz3.H27:Arkusz3.O29 Arkusz3.G28:Arkusz3.G29 Arkusz3.G30:Arkusz3.O32" chart:data-source-has-labels="both" svg:x="0.528cm" svg:y="0.297cm" svg:width="22.502cm" svg:height="14.282cm">
          <chart:coordinate-region svg:x="1.255cm" svg:y="0.496cm" svg:width="21.775cm" svg:height="13.436cm"/>
          <chart:axis chart:dimension="x" chart:name="primary-x" chart:style-name="ch4" chartooo:axis-type="auto">
            <chartooo:date-scale/>
            <chart:categories table:cell-range-address="Arkusz3.H27:Arkusz3.O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3.H28:Arkusz3.O28" chart:label-cell-address="Arkusz3.G28:Arkusz3.G28" chart:class="chart:bar">
            <chart:data-point chart:repeated="8"/>
          </chart:series>
          <chart:series chart:style-name="ch8" chart:values-cell-range-address="Arkusz3.H31:Arkusz3.O31" chart:label-cell-address="Arkusz3.G31:Arkusz3.G31" chart:class="chart:bar">
            <chart:data-point chart:repeated="8"/>
            <loext:propertry-mapping loext:property="BorderColor" loext:cell-range-address="Arkusz3.G31:Arkusz3.G31"/>
          </chart:series>
          <chart:series chart:style-name="ch9" chart:values-cell-range-address="Arkusz3.H32:Arkusz3.O32" chart:label-cell-address="Arkusz3.G32:Arkusz3.G32" chart:class="chart:bar">
            <chart:data-point chart:repeated="8"/>
            <loext:propertry-mapping loext:property="BorderColor" loext:cell-range-address="Arkusz3.G32:Arkusz3.G32"/>
          </chart:series>
          <chart:series chart:style-name="ch10" chart:values-cell-range-address="Arkusz3.H30:Arkusz3.O30" chart:label-cell-address="Arkusz3.G30:Arkusz3.G30" chart:class="chart:bar">
            <chart:data-point chart:repeated="8"/>
            <loext:propertry-mapping loext:property="BorderColor" loext:cell-range-address="Arkusz3.G30:Arkusz3.G30"/>
          </chart:series>
          <chart:series chart:style-name="ch11" chart:values-cell-range-address="Arkusz3.H29:Arkusz3.O29" chart:label-cell-address="Arkusz3.G29:Arkusz3.G29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3.G28:Arkusz3.G28</svg:desc>
                </draw:g>
              </table:table-cell>
              <table:table-cell office:value-type="float" office:value="0.8962">
                <text:p>0.8962</text:p>
                <draw:g>
                  <svg:desc>Arkusz3.H28:Arkusz3.O28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DE PY</text:p>
                <draw:g>
                  <svg:desc>Arkusz3.G31:Arkusz3.G31</svg:desc>
                </draw:g>
              </table:table-cell>
              <table:table-cell office:value-type="float" office:value="0.9245">
                <text:p>0.9245</text:p>
                <draw:g>
                  <svg:desc>Arkusz3.H31:Arkusz3.O31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E M</text:p>
                <draw:g>
                  <svg:desc>Arkusz3.G32:Arkusz3.G32</svg:desc>
                </draw:g>
              </table:table-cell>
              <table:table-cell office:value-type="float" office:value="0.9245">
                <text:p>0.9245</text:p>
                <draw:g>
                  <svg:desc>Arkusz3.H32:Arkusz3.O32</svg:desc>
                </draw:g>
              </table:table-cell>
              <table:table-cell office:value-type="float" office:value="0.8142">
                <text:p>0.8142</text:p>
              </table:table-cell>
              <table:table-cell office:value-type="float" office:value="0.9107">
                <text:p>0.9107</text:p>
              </table:table-cell>
              <table:table-cell office:value-type="float" office:value="0.7547">
                <text:p>0.7547</text:p>
              </table:table-cell>
              <table:table-cell office:value-type="float" office:value="0.8926">
                <text:p>0.8926</text:p>
              </table:table-cell>
              <table:table-cell office:value-type="float" office:value="0.8907">
                <text:p>0.8907</text:p>
              </table:table-cell>
              <table:table-cell office:value-type="float" office:value="0.8384">
                <text:p>0.8384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LDMLT M</text:p>
                <draw:g>
                  <svg:desc>Arkusz3.G30:Arkusz3.G30</svg:desc>
                </draw:g>
              </table:table-cell>
              <table:table-cell office:value-type="float" office:value="0.7736">
                <text:p>0.7736</text:p>
                <draw:g>
                  <svg:desc>Arkusz3.H30:Arkusz3.O30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571">
                <text:p>0.8571</text:p>
              </table:table-cell>
              <table:table-cell office:value-type="float" office:value="0.7075">
                <text:p>0.7075</text:p>
              </table:table-cell>
              <table:table-cell office:value-type="float" office:value="0.9481">
                <text:p>0.9481</text:p>
              </table:table-cell>
              <table:table-cell office:value-type="float" office:value="0.814">
                <text:p>0.814</text:p>
              </table:table-cell>
              <table:table-cell office:value-type="float" office:value="0.8384">
                <text:p>0.8384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LDMLT PY</text:p>
                <draw:g>
                  <svg:desc>Arkusz3.G29:Arkusz3.G29</svg:desc>
                </draw:g>
              </table:table-cell>
              <table:table-cell office:value-type="float" office:value="0.7642">
                <text:p>0.7642</text:p>
                <draw:g>
                  <svg:desc>Arkusz3.H29:Arkusz3.O29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8393">
                <text:p>0.8393</text:p>
              </table:table-cell>
              <table:table-cell office:value-type="float" office:value="0.6792">
                <text:p>0.6792</text:p>
              </table:table-cell>
              <table:table-cell office:value-type="float" office:value="0.9444">
                <text:p>0.9444</text:p>
              </table:table-cell>
              <table:table-cell office:value-type="float" office:value="0.8047">
                <text:p>0.8047</text:p>
              </table:table-cell>
              <table:table-cell office:value-type="float" office:value="0.8283">
                <text:p>0.8283</text:p>
              </table:table-cell>
              <table:table-cell office:value-type="float" office:value="0.5333">
                <text:p>0.5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style-name="ch1">
        <chart:legend chart:legend-position="end" svg:x="23.558cm" svg:y="6.143cm" style:legend-expansion="high" chart:style-name="ch2"/>
        <chart:plot-area chart:style-name="ch3" table:cell-range-address="Arkusz3.G72:Arkusz3.N77 Arkusz3.F73:Arkusz3.F77 Arkusz3.G30:Arkusz3.G32" chart:data-source-has-labels="both" svg:x="0.528cm" svg:y="0.297cm" svg:width="22.502cm" svg:height="14.282cm">
          <chart:coordinate-region svg:x="1.255cm" svg:y="0.496cm" svg:width="21.775cm" svg:height="13.436cm"/>
          <chart:axis chart:dimension="x" chart:name="primary-x" chart:style-name="ch4" chartooo:axis-type="auto">
            <chartooo:date-scale/>
            <chart:categories table:cell-range-address="Arkusz3.G72:Arkusz3.N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3.G73:Arkusz3.N73" chart:label-cell-address="Arkusz3.F73:Arkusz3.F73" chart:class="chart:bar">
            <chart:data-point chart:repeated="8"/>
          </chart:series>
          <chart:series chart:style-name="ch8" chart:values-cell-range-address="Arkusz3.G74:Arkusz3.N74" chart:label-cell-address="Arkusz3.F74:Arkusz3.F74" chart:class="chart:bar">
            <chart:data-point chart:repeated="8"/>
            <loext:propertry-mapping loext:property="BorderColor" loext:cell-range-address="Arkusz3.G31:Arkusz3.G31"/>
          </chart:series>
          <chart:series chart:style-name="ch9" chart:values-cell-range-address="Arkusz3.G75:Arkusz3.N75" chart:label-cell-address="Arkusz3.F75:Arkusz3.F75" chart:class="chart:bar">
            <chart:data-point chart:repeated="8"/>
            <loext:propertry-mapping loext:property="BorderColor" loext:cell-range-address="Arkusz3.G32:Arkusz3.G32"/>
          </chart:series>
          <chart:series chart:style-name="ch10" chart:values-cell-range-address="Arkusz3.G76:Arkusz3.N76" chart:label-cell-address="Arkusz3.F76:Arkusz3.F76" chart:class="chart:bar">
            <chart:data-point chart:repeated="8"/>
            <loext:propertry-mapping loext:property="BorderColor" loext:cell-range-address="Arkusz3.G30:Arkusz3.G30"/>
          </chart:series>
          <chart:series chart:style-name="ch11" chart:values-cell-range-address="Arkusz3.G77:Arkusz3.N77" chart:label-cell-address="Arkusz3.F77:Arkusz3.F77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G72:Arkusz3.N72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3.F73:Arkusz3.F73</svg:desc>
                </draw:g>
              </table:table-cell>
              <table:table-cell office:value-type="float" office:value="0.8962">
                <text:p>0.8962</text:p>
                <draw:g>
                  <svg:desc>Arkusz3.G73:Arkusz3.N73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DE PY</text:p>
                <draw:g>
                  <svg:desc>Arkusz3.F74:Arkusz3.F74</svg:desc>
                </draw:g>
              </table:table-cell>
              <table:table-cell office:value-type="float" office:value="0.9245">
                <text:p>0.9245</text:p>
                <draw:g>
                  <svg:desc>Arkusz3.G74:Arkusz3.N74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TW+KNN</text:p>
                <draw:g>
                  <svg:desc>Arkusz3.F75:Arkusz3.F75</svg:desc>
                </draw:g>
              </table:table-cell>
              <table:table-cell office:value-type="float" office:value="0.8019">
                <text:p>0.8019</text:p>
                <draw:g>
                  <svg:desc>Arkusz3.G75:Arkusz3.N75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7411">
                <text:p>0.7411</text:p>
              </table:table-cell>
              <table:table-cell office:value-type="float" office:value="0.6509">
                <text:p>0.6509</text:p>
              </table:table-cell>
              <table:table-cell office:value-type="float" office:value="0.9111">
                <text:p>0.9111</text:p>
              </table:table-cell>
              <table:table-cell office:value-type="float" office:value="0.7721">
                <text:p>0.7721</text:p>
              </table:table-cell>
              <table:table-cell office:value-type="float" office:value="0.5556">
                <text:p>0.5556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LSTM</text:p>
                <draw:g>
                  <svg:desc>Arkusz3.F76:Arkusz3.F76</svg:desc>
                </draw:g>
              </table:table-cell>
              <table:table-cell office:value-type="float" office:value="0.8585">
                <text:p>0.8585</text:p>
                <draw:g>
                  <svg:desc>Arkusz3.G76:Arkusz3.N76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214">
                <text:p>0.8214</text:p>
              </table:table-cell>
              <table:table-cell office:value-type="float" office:value="0.7547">
                <text:p>0.7547</text:p>
              </table:table-cell>
              <table:table-cell office:value-type="float" office:value="0.7222">
                <text:p>0.7222</text:p>
              </table:table-cell>
              <table:table-cell office:value-type="float" office:value="0.0907">
                <text:p>0.0907</text:p>
              </table:table-cell>
              <table:table-cell office:value-type="float" office:value="0.899">
                <text:p>0.899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BILSTM</text:p>
                <draw:g>
                  <svg:desc>Arkusz3.F77:Arkusz3.F77</svg:desc>
                </draw:g>
              </table:table-cell>
              <table:table-cell office:value-type="float" office:value="0.8208">
                <text:p>0.8208</text:p>
                <draw:g>
                  <svg:desc>Arkusz3.G77:Arkusz3.N77</svg:desc>
                </draw:g>
              </table:table-cell>
              <table:table-cell office:value-type="float" office:value="0.7611">
                <text:p>0.7611</text:p>
              </table:table-cell>
              <table:table-cell office:value-type="float" office:value="0.7857">
                <text:p>0.7857</text:p>
              </table:table-cell>
              <table:table-cell office:value-type="float" office:value="0.7547">
                <text:p>0.7547</text:p>
              </table:table-cell>
              <table:table-cell office:value-type="float" office:value="0.5259">
                <text:p>0.5259</text:p>
              </table:table-cell>
              <table:table-cell office:value-type="float" office:value="0.0884">
                <text:p>0.0884</text:p>
              </table:table-cell>
              <table:table-cell office:value-type="float" office:value="0.7475">
                <text:p>0.7475</text:p>
              </table:table-cell>
              <table:table-cell office:value-type="float" office:value="0.6792">
                <text:p>0.67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.A1:Arkusz4.A21 Arkusz4.C3:Arkusz4.C7" chart:data-source-has-labels="both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:Arkusz4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082">
                <text:p>123.082</text:p>
                <draw:g>
                  <svg:desc>Arkusz4.C3:Arkusz4.C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3.81">
                <text:p>173.8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.A3:Arkusz4.A21 Arkusz4.D3:Arkusz4.D7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:Arkusz4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61">
                <text:p>0.161</text:p>
                <draw:g>
                  <svg:desc>Arkusz4.D3:Arkusz4.D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3cm" svg:y="0.318cm" chart:style-name="ch2">
          <text:p>Czas uczenia dla zbioru MSRA II</text:p>
        </chart:title>
        <chart:plot-area chart:style-name="ch3" table:cell-range-address="Arkusz4.A3:Arkusz4.A21 Arkusz4.C36:Arkusz4.C40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6:Arkusz4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9.371">
                <text:p>129.371</text:p>
                <draw:g>
                  <svg:desc>Arkusz4.C36:Arkusz4.C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87.627">
                <text:p>187.627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.682">
                <text:p>17.6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.A3:Arkusz4.A21 Arkusz4.D36:Arkusz4.D40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6:Arkusz4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58">
                <text:p>0.158</text:p>
                <draw:g>
                  <svg:desc>Arkusz4.D36:Arkusz4.D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5cm" svg:y="0.319cm" chart:style-name="ch2">
          <text:p>Czas uczenia dla zbioru MSRA III</text:p>
        </chart:title>
        <chart:plot-area chart:style-name="ch3" table:cell-range-address="Arkusz4.A3:Arkusz4.A21 Arkusz4.C47:Arkusz4.C51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47:Arkusz4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109">
                <text:p>123.109</text:p>
                <draw:g>
                  <svg:desc>Arkusz4.C47:Arkusz4.C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5.602">
                <text:p>175.60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6.273">
                <text:p>16.27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627cm" svg:y="0.316cm" chart:style-name="ch2">
          <text:p>Accuracy(Alpha factor)</text:p>
        </chart:title>
        <chart:plot-area chart:style-name="ch3" table:cell-range-address="Arkusz2.B36:Arkusz2.C44 Arkusz2.C35:Arkusz2.C35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7.587cm" svg:y="8.025cm" chart:style-name="ch5">
              <text:p>Alpha factor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.A3:Arkusz4.A21 Arkusz4.D47:Arkusz4.D51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47:Arkusz4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73">
                <text:p>0.173</text:p>
                <draw:g>
                  <svg:desc>Arkusz4.D47:Arkusz4.D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7cm" svg:y="0.319cm" chart:style-name="ch2">
          <text:p>Czas uczenia dla zbioru FLORENCE</text:p>
        </chart:title>
        <chart:plot-area chart:style-name="ch3" table:cell-range-address="Arkusz4.A3:Arkusz4.A21 Arkusz4.C14:Arkusz4.C18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14:Arkusz4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8.693">
                <text:p>38.693</text:p>
                <draw:g>
                  <svg:desc>Arkusz4.C14:Arkusz4.C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8.742">
                <text:p>58.74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.A3:Arkusz4.A21 Arkusz4.D14:Arkusz4.D18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14:Arkusz4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35">
                <text:p>0.035</text:p>
                <draw:g>
                  <svg:desc>Arkusz4.D14:Arkusz4.D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9cm" svg:y="0.319cm" chart:style-name="ch2">
          <text:p>Czas uczenia dla zbioru KARD</text:p>
        </chart:title>
        <chart:plot-area chart:style-name="ch3" table:cell-range-address="Arkusz4.A3:Arkusz4.A21 Arkusz4.C25:Arkusz4.C29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25:Arkusz4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4278.322">
                <text:p>4278.322</text:p>
                <draw:g>
                  <svg:desc>Arkusz4.C25:Arkusz4.C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990.215">
                <text:p>5990.2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21.134">
                <text:p>121.1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.A3:Arkusz4.A21 Arkusz4.D25:Arkusz4.D29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25:Arkusz4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.548">
                <text:p>3.548</text:p>
                <draw:g>
                  <svg:desc>Arkusz4.D25:Arkusz4.D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57">
                <text:p>0.05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1cm" svg:y="0.319cm" chart:style-name="ch2">
          <text:p>Czas uczenia dla zbioru UTD</text:p>
        </chart:title>
        <chart:plot-area chart:style-name="ch3" table:cell-range-address="Arkusz4.A3:Arkusz4.A21 Arkusz4.C58:Arkusz4.C62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58:Arkusz4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2904.505">
                <text:p>2904.505</text:p>
                <draw:g>
                  <svg:desc>Arkusz4.C58:Arkusz4.C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886.621">
                <text:p>3886.6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6.882">
                <text:p>176.8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.A3:Arkusz4.A21 Arkusz4.D58:Arkusz4.D62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58:Arkusz4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.751">
                <text:p>1.751</text:p>
                <draw:g>
                  <svg:desc>Arkusz4.D58:Arkusz4.D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UTK</text:p>
        </chart:title>
        <chart:plot-area chart:style-name="ch3" table:cell-range-address="Arkusz4.A3:Arkusz4.A21 Arkusz4.C69:Arkusz4.C73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69:Arkusz4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61.902">
                <text:p>61.902</text:p>
                <draw:g>
                  <svg:desc>Arkusz4.C69:Arkusz4.C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36.759">
                <text:p>136.759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9.434">
                <text:p>9.4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85">
                <text:p>0.0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.A3:Arkusz4.A21 Arkusz4.D69:Arkusz4.D73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69:Arkusz4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8">
                <text:p>0.08</text:p>
                <draw:g>
                  <svg:desc>Arkusz4.D69:Arkusz4.D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.A3:Arkusz4.A21 Arkusz4.C80:Arkusz4.C84" chart:data-source-has-labels="column" svg:x="0.319cm" svg:y="1.275cm" svg:width="15.36cm" svg:height="6.57cm">
          <chart:coordinate-region svg:x="2.687cm" svg:y="1.275cm" svg:width="12.527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80:Arkusz4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5111.702">
                <text:p>15111.702</text:p>
                <draw:g>
                  <svg:desc>Arkusz4.C80:Arkusz4.C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408.395">
                <text:p>17408.39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305.524">
                <text:p>305.5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714">
                <text:p>0.71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69cm" svg:y="0.316cm" chart:style-name="ch2">
          <text:p>Accuracy(cycles)</text:p>
        </chart:title>
        <chart:plot-area chart:style-name="ch3" table:cell-range-address="Arkusz2.B48:Arkusz2.C58 Arkusz2.C47:Arkusz2.C47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957cm" svg:y="8.024cm" chart:style-name="ch5">
              <text:p>Cycles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.A3:Arkusz4.A21 Arkusz4.D80:Arkusz4.D84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80:Arkusz4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4.863">
                <text:p>14.863</text:p>
                <draw:g>
                  <svg:desc>Arkusz4.D80:Arkusz4.D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5.574">
                <text:p>15.57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_2.A3:Arkusz4_2.A21 Arkusz4_2.C3:Arkusz4_2.C7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:Arkusz4_2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082">
                <text:p>123.082</text:p>
                <draw:g>
                  <svg:desc>Arkusz4_2.C3:Arkusz4_2.C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6.296">
                <text:p>36.29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6.283">
                <text:p>106.28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_2.A3:Arkusz4_2.A21 Arkusz4_2.D3:Arkusz4_2.D7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:Arkusz4_2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61">
                <text:p>0.161</text:p>
                <draw:g>
                  <svg:desc>Arkusz4_2.D3:Arkusz4_2.D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4cm" svg:y="0.319cm" chart:style-name="ch2">
          <text:p>Czas uczenia dla zbioru MSRA II</text:p>
        </chart:title>
        <chart:plot-area chart:style-name="ch3" table:cell-range-address="Arkusz4_2.A3:Arkusz4_2.A21 Arkusz4_2.C36:Arkusz4_2.C40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6:Arkusz4_2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9.371">
                <text:p>129.371</text:p>
                <draw:g>
                  <svg:desc>Arkusz4_2.C36:Arkusz4_2.C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55.479">
                <text:p>55.4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0.662">
                <text:p>100.6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_2.A3:Arkusz4_2.A21 Arkusz4_2.D36:Arkusz4_2.D40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6:Arkusz4_2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58">
                <text:p>0.158</text:p>
                <draw:g>
                  <svg:desc>Arkusz4_2.D36:Arkusz4_2.D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6cm" svg:y="0.319cm" chart:style-name="ch2">
          <text:p>Czas uczenia dla zbioru MSRA III</text:p>
        </chart:title>
        <chart:plot-area chart:style-name="ch3" table:cell-range-address="Arkusz4_2.A3:Arkusz4_2.A21 Arkusz4_2.C47:Arkusz4_2.C51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47:Arkusz4_2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109">
                <text:p>123.109</text:p>
                <draw:g>
                  <svg:desc>Arkusz4_2.C47:Arkusz4_2.C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5.299">
                <text:p>35.29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9.976">
                <text:p>109.97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_2.A3:Arkusz4_2.A21 Arkusz4_2.D47:Arkusz4_2.D51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47:Arkusz4_2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73">
                <text:p>0.173</text:p>
                <draw:g>
                  <svg:desc>Arkusz4_2.D47:Arkusz4_2.D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8cm" svg:y="0.319cm" chart:style-name="ch2">
          <text:p>Czas uczenia dla zbioru FLORENCE</text:p>
        </chart:title>
        <chart:plot-area chart:style-name="ch3" table:cell-range-address="Arkusz4_2.A3:Arkusz4_2.A21 Arkusz4_2.C14:Arkusz4_2.C18" chart:data-source-has-labels="column" svg:x="0.319cm" svg:y="1.275cm" svg:width="15.36cm" svg:height="6.57cm">
          <chart:coordinate-region svg:x="2.263cm" svg:y="1.275cm" svg:width="13.23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14:Arkusz4_2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8.693">
                <text:p>38.693</text:p>
                <draw:g>
                  <svg:desc>Arkusz4_2.C14:Arkusz4_2.C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40.754">
                <text:p>40.75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71.025">
                <text:p>71.02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_2.A3:Arkusz4_2.A21 Arkusz4_2.D14:Arkusz4_2.D18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14:Arkusz4_2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35">
                <text:p>0.035</text:p>
                <draw:g>
                  <svg:desc>Arkusz4_2.D14:Arkusz4_2.D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7">
                <text:p>0.0007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cm" svg:y="0.319cm" chart:style-name="ch2">
          <text:p>Czas uczenia dla zbioru KARD</text:p>
        </chart:title>
        <chart:plot-area chart:style-name="ch3" table:cell-range-address="Arkusz4_2.A3:Arkusz4_2.A21 Arkusz4_2.C25:Arkusz4_2.C29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25:Arkusz4_2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4278.322">
                <text:p>4278.322</text:p>
                <draw:g>
                  <svg:desc>Arkusz4_2.C25:Arkusz4_2.C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816.887">
                <text:p>816.88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585.382">
                <text:p>1585.3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B62:Arkusz2.C76 Arkusz2.C61:Arkusz2.C61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_2.A3:Arkusz4_2.A21 Arkusz4_2.D25:Arkusz4_2.D29" chart:data-source-has-labels="column" svg:x="0.319cm" svg:y="1.275cm" svg:width="15.36cm" svg:height="6.57cm">
          <chart:coordinate-region svg:x="2.263cm" svg:y="1.275cm" svg:width="13.32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25:Arkusz4_2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.548">
                <text:p>3.548</text:p>
                <draw:g>
                  <svg:desc>Arkusz4_2.D25:Arkusz4_2.D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2cm" svg:y="0.319cm" chart:style-name="ch2">
          <text:p>Czas uczenia dla zbioru UTD</text:p>
        </chart:title>
        <chart:plot-area chart:style-name="ch3" table:cell-range-address="Arkusz4_2.A3:Arkusz4_2.A21 Arkusz4_2.C58:Arkusz4_2.C62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58:Arkusz4_2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2904.505">
                <text:p>2904.505</text:p>
                <draw:g>
                  <svg:desc>Arkusz4_2.C58:Arkusz4_2.C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166.279">
                <text:p>3166.2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6443.022">
                <text:p>6443.02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_2.A3:Arkusz4_2.A21 Arkusz4_2.D58:Arkusz4_2.D62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58:Arkusz4_2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.751">
                <text:p>1.751</text:p>
                <draw:g>
                  <svg:desc>Arkusz4_2.D58:Arkusz4_2.D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4cm" svg:y="0.319cm" chart:style-name="ch2">
          <text:p>Czas uczenia dla zbioru UTK</text:p>
        </chart:title>
        <chart:plot-area chart:style-name="ch3" table:cell-range-address="Arkusz4_2.A3:Arkusz4_2.A21 Arkusz4_2.C69:Arkusz4_2.C73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69:Arkusz4_2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61.902">
                <text:p>61.902</text:p>
                <draw:g>
                  <svg:desc>Arkusz4_2.C69:Arkusz4_2.C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23.222">
                <text:p>23.22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44.796">
                <text:p>44.796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_2.A3:Arkusz4_2.A21 Arkusz4_2.D69:Arkusz4_2.D73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69:Arkusz4_2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8">
                <text:p>0.08</text:p>
                <draw:g>
                  <svg:desc>Arkusz4_2.D69:Arkusz4_2.D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_2.A3:Arkusz4_2.A21 Arkusz4_2.C80:Arkusz4_2.C84" chart:data-source-has-labels="column" svg:x="0.319cm" svg:y="1.275cm" svg:width="15.36cm" svg:height="6.57cm">
          <chart:coordinate-region svg:x="2.263cm" svg:y="1.275cm" svg:width="12.95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80:Arkusz4_2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5111.702">
                <text:p>15111.702</text:p>
                <draw:g>
                  <svg:desc>Arkusz4_2.C80:Arkusz4_2.C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796.682">
                <text:p>796.68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613.711">
                <text:p>1613.71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_2.A3:Arkusz4_2.A21 Arkusz4_2.D80:Arkusz4_2.D84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80:Arkusz4_2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4.863">
                <text:p>14.863</text:p>
                <draw:g>
                  <svg:desc>Arkusz4_2.D80:Arkusz4_2.D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24cm" svg:y="0.316cm" chart:style-name="ch2">
          <text:p>Accuracy(DE step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78cm" svg:y="8.025cm" chart:style-name="ch5">
              <text:p>DE step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09cm" svg:y="0.316cm" chart:style-name="ch2">
          <text:p>Accuracy(DE dim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918cm" svg:y="8.025cm" chart:style-name="ch5">
              <text:p>DE dim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103cm" svg:y="0.316cm" chart:style-name="ch2">
          <text:p>Accuracy(DE slid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931cm" svg:y="8.024cm" chart:style-name="ch5">
              <text:p>DE slid</text:p>
            </chart:title>
          </chart:axis>
          <chart:axis chart:dimension="y" chart:name="primary-y" chart:style-name="ch6">
            <chart:title svg:x="0.451cm" svg:y="5.278cm" chart:style-name="ch7">
              <text:p>Accuracy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368cm" svg:y="0.316cm" chart:style-name="ch2">
          <text:p>Accuracy(Beta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117cm" svg:y="8.025cm" chart:style-name="ch5">
              <text:p>Bet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262cm" svg:y="0.316cm" chart:style-name="ch2">
          <text:p>Accuracy(Alpha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024cm" svg:y="8.025cm" chart:style-name="ch5">
              <text:p>Alpha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